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87.95mm"/>
    </style:style>
    <style:style style:name="co8" style:family="table-column">
      <style:table-column-properties fo:break-before="auto" style:column-width="18.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7.99mm"/>
    </style:style>
    <style:style style:name="co11" style:family="table-column">
      <style:table-column-properties fo:break-before="auto" style:column-width="23mm"/>
    </style:style>
    <style:style style:name="co12" style:family="table-column">
      <style:table-column-properties fo:break-before="auto" style:column-width="62.79mm"/>
    </style:style>
    <style:style style:name="co13" style:family="table-column">
      <style:table-column-properties fo:break-before="auto" style:column-width="25.05mm"/>
    </style:style>
    <style:style style:name="co14" style:family="table-column">
      <style:table-column-properties fo:break-before="auto" style:column-width="22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124.41mm"/>
    </style:style>
    <style:style style:name="co17" style:family="table-column">
      <style:table-column-properties fo:break-before="auto" style:column-width="36.49mm"/>
    </style:style>
    <style:style style:name="co18" style:family="table-column">
      <style:table-column-properties fo:break-before="auto" style:column-width="104.4mm"/>
    </style:style>
    <style:style style:name="co19" style:family="table-column">
      <style:table-column-properties fo:break-before="auto" style:column-width="41.5mm"/>
    </style:style>
    <style:style style:name="co20" style:family="table-column">
      <style:table-column-properties fo:break-before="auto" style:column-width="106.4mm"/>
    </style:style>
    <style:style style:name="co21" style:family="table-column">
      <style:table-column-properties fo:break-before="auto" style:column-width="46.5mm"/>
    </style:style>
    <style:style style:name="co22" style:family="table-column">
      <style:table-column-properties fo:break-before="auto" style:column-width="107.49mm"/>
    </style:style>
    <style:style style:name="co23" style:family="table-column">
      <style:table-column-properties fo:break-before="auto" style:column-width="17.5mm"/>
    </style:style>
    <style:style style:name="co24" style:family="table-column">
      <style:table-column-properties fo:break-before="auto" style:column-width="117.49mm"/>
    </style:style>
    <style:style style:name="co25" style:family="table-column">
      <style:table-column-properties fo:break-before="auto" style:column-width="15.5mm"/>
    </style:style>
    <style:style style:name="co26" style:family="table-column">
      <style:table-column-properties fo:break-before="auto" style:column-width="94.4mm"/>
    </style:style>
    <style:style style:name="co27" style:family="table-column">
      <style:table-column-properties fo:break-before="auto" style:column-width="36.6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35.81mm"/>
    </style:style>
    <style:style style:name="co30" style:family="table-column">
      <style:table-column-properties fo:break-before="auto" style:column-width="42.21mm"/>
    </style:style>
    <style:style style:name="co31" style:family="table-column">
      <style:table-column-properties fo:break-before="auto" style:column-width="21.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77.21mm"/>
    </style:style>
    <style:style style:name="co34" style:family="table-column">
      <style:table-column-properties fo:break-before="auto" style:column-width="57.2mm"/>
    </style:style>
    <style:style style:name="co35" style:family="table-column">
      <style:table-column-properties fo:break-before="auto" style:column-width="32.6mm"/>
    </style:style>
    <style:style style:name="co36" style:family="table-column">
      <style:table-column-properties fo:break-before="auto" style:column-width="105.5mm"/>
    </style:style>
    <style:style style:name="co37" style:family="table-column">
      <style:table-column-properties fo:break-before="auto" style:column-width="21.5mm"/>
    </style:style>
    <style:style style:name="co38" style:family="table-column">
      <style:table-column-properties fo:break-before="auto" style:column-width="16mm"/>
    </style:style>
    <style:style style:name="co39" style:family="table-column">
      <style:table-column-properties fo:break-before="auto" style:column-width="65mm"/>
    </style:style>
    <style:style style:name="co40" style:family="table-column">
      <style:table-column-properties fo:break-before="auto" style:column-width="14.69mm"/>
    </style:style>
    <style:style style:name="co41" style:family="table-column">
      <style:table-column-properties fo:break-before="auto" style:column-width="32mm"/>
    </style:style>
    <style:style style:name="co42" style:family="table-column">
      <style:table-column-properties fo:break-before="auto" style:column-width="99.4mm"/>
    </style:style>
    <style:style style:name="co43" style:family="table-column">
      <style:table-column-properties fo:break-before="auto" style:column-width="22.51mm"/>
    </style:style>
    <style:style style:name="co44" style:family="table-column">
      <style:table-column-properties fo:break-before="auto" style:column-width="27.01mm"/>
    </style:style>
    <style:style style:name="co45" style:family="table-column">
      <style:table-column-properties fo:break-before="auto" style:column-width="4.99mm"/>
    </style:style>
    <style:style style:name="co46" style:family="table-column">
      <style:table-column-properties fo:break-before="auto" style:column-width="14.01mm"/>
    </style:style>
    <style:style style:name="co47" style:family="table-column">
      <style:table-column-properties fo:break-before="auto" style:column-width="99.99mm"/>
    </style:style>
    <style:style style:name="co48" style:family="table-column">
      <style:table-column-properties fo:break-before="auto" style:column-width="17mm"/>
    </style:style>
    <style:style style:name="co49" style:family="table-column">
      <style:table-column-properties fo:break-before="auto" style:column-width="83.01mm"/>
    </style:style>
    <style:style style:name="co50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3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6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NOTATKI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2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6" table:number-rows-spanned="1">
            <text:p>NOTATKI <text:span text:style-name="T1">myPatrons.org</text:span></text:p>
          </table:table-cell>
          <table:covered-table-cell table:style-name="Default"/>
          <table:covered-table-cell table:style-name="ce21"/>
          <table:covered-table-cell table:style-name="ce12"/>
          <table:covered-table-cell table:style-name="ce21"/>
          <table:covered-table-cell table:style-name="Default"/>
          <table:table-cell table:style-name="ce96" office:value-type="string" calcext:value-type="string" table:number-columns-spanned="3" table:number-rows-spanned="1">
            <text:p>WŁAŚCICIEL I STRONA:</text:p>
          </table:table-cell>
          <table:covered-table-cell table:number-columns-repeated="2" table:style-name="ce35"/>
          <table:table-cell table:style-name="ce37"/>
          <table:table-cell table:style-name="ce38"/>
          <table:table-cell table:style-name="ce139" table:number-columns-repeated="1012"/>
        </table:table-row>
        <table:table-row table:style-name="ro2">
          <table:table-cell table:style-name="ce2" office:value-type="string" calcext:value-type="string">
            <text:p>LP.</text:p>
          </table:table-cell>
          <table:table-cell table:style-name="ce20" office:value-type="string" calcext:value-type="string" table:number-columns-spanned="4" table:number-rows-spanned="1">
            <text:p>DATA WYZWANIA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20" office:value-type="string" calcext:value-type="string" table:number-columns-spanned="2" table:number-rows-spanned="1">
            <text:p>ALIAS PATRONA</text:p>
            <text:p><text:span text:style-name="T1">np. #Imię:KOD</text:span></text:p>
          </table:table-cell>
          <table:covered-table-cell table:style-name="ce33"/>
          <table:table-cell table:style-name="ce20" office:value-type="string" calcext:value-type="string" table:number-columns-spanned="2" table:number-rows-spanned="1">
            <text:p>TYP I NUMER</text:p>
            <text:p>WYZWANIA</text:p>
          </table:table-cell>
          <table:covered-table-cell table:style-name="ce88"/>
          <table:table-cell table:style-name="ce2" office:value-type="string" calcext:value-type="string">
            <text:p>CHECKLISTA</text:p>
          </table:table-cell>
          <table:table-cell table:style-name="ce20" office:value-type="string" calcext:value-type="string">
            <text:p>SUKCES</text:p>
          </table:table-cell>
          <table:table-cell table:style-name="ce40"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3">
          <table:table-cell table:style-name="ce160" table:number-columns-repeated="2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table:number-columns-repeated="4"/>
          <table:table-cell table:number-columns-repeated="1012"/>
        </table:table-row>
        <table:table-row table:style-name="ro4" table:number-rows-repeated="1048553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I. BÓG + J. NARODZINY I SAKRAMENTY + YA. PATRONI MOICH IMION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4" table:default-cell-style-name="ce16"/>
        <table:table-column table:style-name="co15" table:number-columns-repeated="4" table:default-cell-style-name="ce16"/>
        <table:table-column table:style-name="co9" table:number-columns-repeated="1011" table:default-cell-style-name="ce16"/>
        <table:table-row table:style-name="ro1">
          <table:table-cell table:style-name="ce49" office:value-type="string" calcext:value-type="string" table:number-columns-spanned="5" table:number-rows-spanned="1">
            <text:p>I. BÓG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21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21"/>
          <table:covered-table-cell table:style-name="ce64"/>
          <table:table-cell table:style-name="ce64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64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20" office:value-type="string" calcext:value-type="string" table:number-columns-spanned="4" table:number-rows-spanned="1">
            <text:p>DATA ZAWIERZENIA I CREDO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40" table:number-columns-repeated="1011"/>
        </table:table-row>
        <table:table-row table:style-name="ro2">
          <table:table-cell table:style-name="ce50" office:value-type="string" calcext:value-type="string" table:number-columns-spanned="3" table:number-rows-spanned="1">
            <text:p><text:s/>ZAWIERZENIE I CREDO</text:p>
          </table:table-cell>
          <table:covered-table-cell table:style-name="ce50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23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J. NARODZINY I SAKRAMENTY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number-columns-repeated="5"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WYDARZENIA</text:p>
          </table:table-cell>
          <table:covered-table-cell table:style-name="ce2"/>
          <table:table-cell table:style-name="ce20" office:value-type="string" calcext:value-type="string" table:number-columns-spanned="4" table:number-rows-spanned="1">
            <text:p>PO RAZ PIERWSZY W DNIU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7" office:value-type="string" calcext:value-type="string">
            <text:p>*</text:p>
          </table:table-cell>
          <table:table-cell table:style-name="ce50" office:value-type="string" calcext:value-type="string" table:number-columns-spanned="2" table:number-rows-spanned="1">
            <text:p><text:s/>NARODZIN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50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50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50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50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50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50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50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12" table:number-rows-spanned="1">
            <text:p>YA. <text:span text:style-name="T2">OSIĄGNIĘCIE:</text:span> PATRONI MOICH IMION</text:p>
          </table:table-cell>
          <table:covered-table-cell table:style-name="ce87"/>
          <table:covered-table-cell table:style-name="ce35"/>
          <table:covered-table-cell table:style-name="ce15"/>
          <table:covered-table-cell table:style-name="ce21"/>
          <table:covered-table-cell table:style-name="ce15"/>
          <table:covered-table-cell table:style-name="ce21"/>
          <table:covered-table-cell table:number-columns-repeated="5"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20"/>
          <table:covered-table-cell table:style-name="ce2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3"/>
          <table:covered-table-cell table:style-name="ce19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4" table:number-rows-repeated="104855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_. PRZYPISY" table:style-name="ta1">
        <table:table-column table:style-name="co1" table:default-cell-style-name="ce16"/>
        <table:table-column table:style-name="co16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7" table:default-cell-style-name="ce16"/>
        <table:table-column table:style-name="co5" table:number-columns-repeated="3" table:default-cell-style-name="ce16"/>
        <table:table-column table:style-name="co9" table:number-columns-repeated="1014" table:default-cell-style-name="ce16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1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20"/>
          <table:covered-table-cell table:number-columns-repeated="2" table:style-name="ce2"/>
          <table:covered-table-cell table:number-columns-repeated="2" table:style-name="ce20"/>
          <table:covered-table-cell table:style-name="ce33"/>
          <table:covered-table-cell table:number-columns-repeated="2" table:style-name="ce20"/>
          <table:table-cell table:style-name="ce40"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. PATRONI - OBROŃCY" table:style-name="ta1">
        <table:table-column table:style-name="co1" table:default-cell-style-name="ce16"/>
        <table:table-column table:style-name="co18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9" table:default-cell-style-name="ce16"/>
        <table:table-column table:style-name="co1" table:number-columns-repeated="3" table:default-cell-style-name="ce16"/>
        <table:table-column table:style-name="co9" table:number-columns-repeated="1014" table:default-cell-style-name="ce16"/>
        <table:table-row table:style-name="ro1">
          <table:table-cell table:style-name="ce1" office:value-type="string" calcext:value-type="string" table:number-columns-spanned="2" table:number-rows-spanned="1">
            <text:p>A. PATRONI OBROŃCY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OBROŃCY</text:p>
            <text:p><text:span text:style-name="T1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UDZIAŁU WE MSZY ŚW.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33"/>
          <table:table-cell table:style-name="ce20" office:value-type="string" calcext:value-type="string">
            <text:p>PISMO</text:p>
            <text:p>ŚWIĘTE</text:p>
          </table:table-cell>
          <table:table-cell table:style-name="ce20" office:value-type="string" calcext:value-type="string">
            <text:p>MOD-</text:p>
            <text:p>LITWA</text:p>
          </table:table-cell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. ŚWIĘTA" table:style-name="ta1">
        <table:table-column table:style-name="co1" table:default-cell-style-name="ce16"/>
        <table:table-column table:style-name="co20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1" table:default-cell-style-name="ce16"/>
        <table:table-column table:style-name="co5" table:number-columns-repeated="2" table:default-cell-style-name="ce16"/>
        <table:table-column table:style-name="co9" table:number-columns-repeated="1014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UDZIAŁU WE MSZY ŚW.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20"/>
          <table:table-cell table:style-name="ce40"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. MIEJSCA" table:style-name="ta1">
        <table:table-column table:style-name="co1" table:default-cell-style-name="ce16"/>
        <table:table-column table:style-name="co16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7" table:default-cell-style-name="ce16"/>
        <table:table-column table:style-name="co5" table:number-columns-repeated="3" table:default-cell-style-name="ce16"/>
        <table:table-column table:style-name="co9" table:number-columns-repeated="1014" table:default-cell-style-name="ce16"/>
        <table:table-row table:style-name="ro1">
          <table:table-cell table:style-name="ce6" office:value-type="string" calcext:value-type="string" table:number-columns-spanned="2" table:number-rows-spanned="1">
            <text:p>C. MIEJSCA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20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20"/>
          <table:covered-table-cell table:style-name="ce33"/>
          <table:covered-table-cell table:number-columns-repeated="2" table:style-name="ce20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. KOŚCIOŁY" table:style-name="ta1">
        <table:table-column table:style-name="co1" table:default-cell-style-name="ce16"/>
        <table:table-column table:style-name="co10" table:default-cell-style-name="ce16"/>
        <table:table-column table:style-name="co22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3" table:default-cell-style-name="ce16"/>
        <table:table-column table:style-name="co5" table:number-columns-repeated="3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, TYP I TYTUŁ KOŚCIOŁA</text:p>
            <text:p><text:span text:style-name="T1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NAWIEDZENIA KOŚCIOŁ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33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3"/>
          <table:covered-table-cell table:style-name="ce20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. OŁTARZE" table:style-name="ta1">
        <table:table-column table:style-name="co1" table:default-cell-style-name="ce16"/>
        <table:table-column table:style-name="co10" table:default-cell-style-name="ce16"/>
        <table:table-column table:style-name="co22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3" table:default-cell-style-name="ce16"/>
        <table:table-column table:style-name="co5" table:number-columns-repeated="3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, TYTUŁ OŁTARZA (KAPLICY)</text:p>
            <text:p><text:span text:style-name="T1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NAWIEDZENIA OŁTARZA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33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20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. ADORACJE" table:style-name="ta1">
        <table:table-column table:style-name="co1" table:default-cell-style-name="ce16"/>
        <table:table-column table:style-name="co10" table:default-cell-style-name="ce16"/>
        <table:table-column table:style-name="co22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3" table:default-cell-style-name="ce16"/>
        <table:table-column table:style-name="co5" table:number-columns-repeated="3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37"/>
          <table:covered-table-cell table:number-columns-repeated="2"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, TYP I TYTUŁ KOŚCIOŁA</text:p>
            <text:p><text:span text:style-name="T1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ROZPOCZĘCIA ADORACJI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33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33"/>
          <table:covered-table-cell table:style-name="ce20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. ODPUSTY PARAFIALNE" table:style-name="ta1">
        <table:table-column table:style-name="co1" table:default-cell-style-name="ce16"/>
        <table:table-column table:style-name="co10" table:default-cell-style-name="ce16"/>
        <table:table-column table:style-name="co24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5" table:default-cell-style-name="ce16"/>
        <table:table-column table:style-name="co5" table:default-cell-style-name="ce16"/>
        <table:table-column table:style-name="co2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MIEJSCOWOŚĆ I WEZWANIE PARAFII LUB KOŚCIOŁA FILIALNEGO</text:p>
            <text:p><text:span text:style-name="T1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UDZIAŁU W SUMIE ODP.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L.</text:p>
            <text:p>W INT.</text:p>
            <text:p>PAP.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H. RELIKWIE I GROBY" table:style-name="ta1">
        <table:table-column table:style-name="co1" table:default-cell-style-name="ce16"/>
        <table:table-column table:style-name="co15" table:default-cell-style-name="ce16"/>
        <table:table-column table:style-name="co26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5" table:default-cell-style-name="ce16"/>
        <table:table-column table:style-name="co27" table:default-cell-style-name="ce16"/>
        <table:table-column table:style-name="co5" table:number-columns-repeated="2" table:default-cell-style-name="ce16"/>
        <table:table-column table:style-name="co9" table:number-columns-repeated="1013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H. RELIKWIE I GROBY</text:p>
          </table:table-cell>
          <table:covered-table-cell table:style-name="ce6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 table:number-columns-spanned="4" table:number-rows-spanned="1">
            <text:p>DATA NAWIEDZENIA REL./GROBU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. OSOBY" table:style-name="ta1">
        <table:table-column table:style-name="co1" table:default-cell-style-name="ce16"/>
        <table:table-column table:style-name="co16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7" table:default-cell-style-name="ce16"/>
        <table:table-column table:style-name="co5" table:number-columns-repeated="3" table:default-cell-style-name="ce16"/>
        <table:table-column table:style-name="co9" table:number-columns-repeated="1014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I. OSOB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20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20"/>
          <table:covered-table-cell table:style-name="ce33"/>
          <table:covered-table-cell table:number-columns-repeated="2" table:style-name="ce20"/>
          <table:table-cell table:style-name="ce40"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30" table:number-columns-spanned="7" table:number-rows-spanned="1"/>
          <table:covered-table-cell table:style-name="ce23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. ROCZNICE POŚWIĘCENIA KOŚCIOŁÓW" table:style-name="ta1">
        <table:table-column table:style-name="co1" table:default-cell-style-name="ce16"/>
        <table:table-column table:style-name="co10" table:default-cell-style-name="ce16"/>
        <table:table-column table:style-name="co24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8" table:default-cell-style-name="ce16"/>
        <table:table-column table:style-name="co5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33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UDZIAŁU WE MSZY ŚW.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L. NABOŻEŃSTWA A+B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3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5" table:number-columns-repeated="3" table:default-cell-style-name="ce16"/>
        <table:table-column table:style-name="co9" table:number-columns-repeated="1009" table:default-cell-style-name="ce16"/>
        <table:table-row table:style-name="ro1">
          <table:table-cell table:style-name="ce82" office:value-type="string" calcext:value-type="string" table:number-columns-spanned="10" table:number-rows-spanned="1">
            <text:p><text:span text:style-name="T8">LA.</text:span> <text:span text:style-name="T2">NABOŻEŃSTWO IX PIERWSZYCH PIĄTKÓW MIESIĄCA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21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SPOWIEDZI ŚW.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PRZYJĘCIA KOMUNII ŚW.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20"/>
          <table:table-cell table:style-name="ce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20"/>
          <table:table-cell table:style-name="ce40"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7"/>
          <table:table-cell table:style-name="ce14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2" office:value-type="string" calcext:value-type="string" table:number-columns-spanned="15" table:number-rows-spanned="1">
            <text:p><text:span text:style-name="T8">LB.</text:span> <text:span text:style-name="T2">NABOŻEŃSTWO V PIERWSZYCH SOBÓT MIESIĄCA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21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SPOWIEDZI ŚW.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PRZYJĘCIA KOMUNII ŚW.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20"/>
          <table:table-cell table:style-name="ce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20"/>
          <table:table-cell table:number-columns-repeated="100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3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. NABOŻEŃSTWA C+D+E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3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32" table:default-cell-style-name="ce16"/>
        <table:table-column table:style-name="co30" table:default-cell-style-name="ce16"/>
        <table:table-column table:style-name="co8" table:default-cell-style-name="ce16"/>
        <table:table-column table:style-name="co5" table:number-columns-repeated="2" table:default-cell-style-name="ce16"/>
        <table:table-column table:style-name="co10" table:default-cell-style-name="ce16"/>
        <table:table-column table:style-name="co9" table:number-columns-repeated="1009" table:default-cell-style-name="ce16"/>
        <table:table-row table:style-name="ro1">
          <table:table-cell table:style-name="ce82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21"/>
          <table:covered-table-cell table:style-name="ce96"/>
          <table:table-cell table:style-name="ce96" office:value-type="string" calcext:value-type="string">
            <text:p>WŁAŚCICIEL:</text:p>
          </table:table-cell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DROGI KRZYŻOWEJ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20"/>
          <table:covered-table-cell table:style-name="ce2"/>
          <table:covered-table-cell table:number-columns-repeated="2" table:style-name="ce20"/>
          <table:covered-table-cell table:style-name="ce11"/>
          <table:covered-table-cell table:number-columns-repeated="2" table:style-name="ce20"/>
          <table:table-cell table:style-name="ce40"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4"/>
          <table:covered-table-cell table:style-name="ce159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82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21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GORZKICH ŻALÓW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20"/>
          <table:covered-table-cell table:style-name="ce2"/>
          <table:covered-table-cell table:number-columns-repeated="2" table:style-name="ce20"/>
          <table:covered-table-cell table:style-name="ce11"/>
          <table:covered-table-cell table:number-columns-repeated="2" table:style-name="ce20"/>
          <table:table-cell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/>
          <table:table-cell table:style-name="ce14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4"/>
          <table:covered-table-cell table:style-name="ce159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82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35"/>
          <table:covered-table-cell table:style-name="ce96"/>
          <table:covered-table-cell table:number-columns-repeated="3" table:style-name="ce21"/>
          <table:covered-table-cell table:number-columns-repeated="2" table:style-name="ce96"/>
          <table:covered-table-cell table:style-name="ce23"/>
          <table:covered-table-cell table:number-columns-repeated="2" table:style-name="ce35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 table:number-columns-spanned="4" table:number-rows-spanned="1">
            <text:p>DATA CELEBRACJI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20"/>
          <table:covered-table-cell table:style-name="ce2"/>
          <table:covered-table-cell table:number-columns-repeated="2" table:style-name="ce20"/>
          <table:covered-table-cell table:style-name="ce11"/>
          <table:covered-table-cell table:style-name="ce20"/>
          <table:table-cell table:style-name="ce33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4" table:number-columns-repeated="2"/>
          <table:table-cell table:style-name="ce159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3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. MISJE WYSŁANNIKA" table:style-name="ta1">
        <table:table-column table:style-name="co1" table:default-cell-style-name="ce16"/>
        <table:table-column table:style-name="co33" table:default-cell-style-name="ce16"/>
        <table:table-column table:style-name="co34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35" table:default-cell-style-name="ce16"/>
        <table:table-column table:style-name="co2" table:number-columns-repeated="2" table:default-cell-style-name="ce16"/>
        <table:table-column table:style-name="co9" table:number-columns-repeated="1013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MA. MISJE WYSŁANNIKA</text:p>
          </table:table-cell>
          <table:covered-table-cell table:style-name="ce6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>
            <text:p>PRZYDROŻNA KAPLICZKA</text:p>
            <text:p>(OPIS MIEJSCA)</text:p>
          </table:table-cell>
          <table:table-cell table:style-name="ce20" office:value-type="string" calcext:value-type="string" table:number-columns-spanned="4" table:number-rows-spanned="1">
            <text:p>DATA POWIERZENIA MISJI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DODATKOWE</text:p>
            <text:p>INFORMACJE</text:p>
          </table:table-cell>
          <table:table-cell table:style-name="ce33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N. CMENTARZE" table:style-name="ta1">
        <table:table-column table:style-name="co1" table:default-cell-style-name="ce16"/>
        <table:table-column table:style-name="co10" table:default-cell-style-name="ce16"/>
        <table:table-column table:style-name="co36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37" table:default-cell-style-name="ce16"/>
        <table:table-column table:style-name="co2" table:default-cell-style-name="ce16"/>
        <table:table-column table:style-name="co38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NAZWA PATRONA ORĘDOWNIKA</text:p>
            <text:p><text:span text:style-name="T1">W NAWIASIE: MIEJSCOWOŚĆ I NAZWA CMENTARZA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NAWIEDZENIA CMENTARZA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.</text:p>
            <text:p>KOŃ-</text:p>
            <text:p>COWA</text:p>
          </table:table-cell>
          <table:table-cell table:style-name="ce11" office:value-type="string" calcext:value-type="string">
            <text:p>LICZBA</text:p>
            <text:p>ZMARŁYCH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. CYTATY" table:style-name="ta1">
        <table:table-column table:style-name="co1" table:default-cell-style-name="ce16"/>
        <table:table-column table:style-name="co15" table:default-cell-style-name="ce16"/>
        <table:table-column table:style-name="co26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5" table:default-cell-style-name="ce16"/>
        <table:table-column table:style-name="co35" table:default-cell-style-name="ce16"/>
        <table:table-column table:style-name="co2" table:number-columns-repeated="2" table:default-cell-style-name="ce16"/>
        <table:table-column table:style-name="co9" table:number-columns-repeated="1013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O. CYTATY</text:p>
          </table:table-cell>
          <table:covered-table-cell table:style-name="ce6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20" office:value-type="string" calcext:value-type="string" table:number-columns-spanned="4" table:number-rows-spanned="1">
            <text:p>DATA DODANIA CYTATU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 INFORMACJE</text:p>
            <text:p><text:span text:style-name="T1">(NAZWA PATRONA, ŹRÓDŁO)</text:span></text:p>
          </table:table-cell>
          <table:covered-table-cell table:style-name="ce20"/>
          <table:table-cell table:style-name="ce33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3"/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. PATRONI PRZYJACIELE" table:style-name="ta1">
        <table:table-column table:style-name="co1" table:default-cell-style-name="ce16"/>
        <table:table-column table:style-name="co18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9" table:default-cell-style-name="ce16"/>
        <table:table-column table:style-name="co1" table:number-columns-repeated="3" table:default-cell-style-name="ce16"/>
        <table:table-column table:style-name="co9" table:number-columns-repeated="1014" table:default-cell-style-name="ce16"/>
        <table:table-row table:style-name="ro1">
          <table:table-cell table:style-name="ce6" office:value-type="string" calcext:value-type="string" table:number-columns-spanned="2" table:number-rows-spanned="1">
            <text:p>P. PATRONI PRZYJACIELE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PRZYJACIELA</text:p>
            <text:p><text:span text:style-name="T1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ADORACJI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20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9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M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. NOWENNY" table:style-name="ta1">
        <table:table-column table:style-name="co1" table:default-cell-style-name="ce16"/>
        <table:table-column table:style-name="co39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3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5" table:default-cell-style-name="ce16"/>
        <table:table-column table:style-name="co40" table:default-cell-style-name="ce16"/>
        <table:table-column table:style-name="co2" table:default-cell-style-name="ce16"/>
        <table:table-column table:style-name="co10" table:default-cell-style-name="ce16"/>
        <table:table-column table:style-name="co9" table:number-columns-repeated="1009" table:default-cell-style-name="ce16"/>
        <table:table-row table:style-name="ro1">
          <table:table-cell table:style-name="ce6" office:value-type="string" calcext:value-type="string" table:number-columns-spanned="6" table:number-rows-spanned="1">
            <text:p>Q. NOWENNY</text:p>
          </table:table-cell>
          <table:covered-table-cell table:style-name="ce6"/>
          <table:covered-table-cell table:number-columns-repeated="4" table:style-name="ce3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1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35"/>
          <table:covered-table-cell table:style-name="ce37"/>
          <table:covered-table-cell table:style-name="ce35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20" office:value-type="string" calcext:value-type="string" table:number-columns-spanned="4" table:number-rows-spanned="1">
            <text:p>DATA ROZPOCZĘCIA NOWENNY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ŚWIĘTA / WSPOMNIENI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33" office:value-type="string" calcext:value-type="string">
            <text:p>INFORM.</text:p>
            <text:p>DOD.</text:p>
          </table:table-cell>
          <table:table-cell table:style-name="ce33" office:value-type="string" calcext:value-type="string">
            <text:p>SPO-</text:p>
            <text:p>WIEDŹ</text:p>
          </table:table-cell>
          <table:table-cell table:style-name="ce11" office:value-type="string" calcext:value-type="string">
            <text:p>9 DNI</text:p>
            <text:p>NOWENNY</text:p>
            <text:p>I MSZA ŚW.</text:p>
          </table:table-cell>
          <table:table-cell table:style-name="ce40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164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. ZAKONY PATRONÓW" table:style-name="ta1">
        <table:table-column table:style-name="co1" table:default-cell-style-name="ce16"/>
        <table:table-column table:style-name="co10" table:default-cell-style-name="ce16"/>
        <table:table-column table:style-name="co24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5" table:default-cell-style-name="ce16"/>
        <table:table-column table:style-name="co5" table:default-cell-style-name="ce16"/>
        <table:table-column table:style-name="co2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>
            <text:p>NAZWA PATRONA ORĘDOWNIKA</text:p>
            <text:p><text:span text:style-name="T1">Z DOPISANYM SKRÓTEM ZAKONNYM</text:span></text:p>
          </table:table-cell>
          <table:table-cell table:style-name="ce20" office:value-type="string" calcext:value-type="string">
            <text:p>NUMER</text:p>
            <text:p>ZAKONU</text:p>
          </table:table-cell>
          <table:table-cell table:style-name="ce20" office:value-type="string" calcext:value-type="string" table:number-columns-spanned="4" table:number-rows-spanned="1">
            <text:p>DATA MODLITWY ZA ZAKON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. SELFIE Z PATRONEM" table:style-name="ta1">
        <table:table-column table:style-name="co1" table:default-cell-style-name="ce16"/>
        <table:table-column table:style-name="co15" table:default-cell-style-name="ce16"/>
        <table:table-column table:style-name="co26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41" table:default-cell-style-name="ce16"/>
        <table:table-column table:style-name="co35" table:default-cell-style-name="ce16"/>
        <table:table-column table:style-name="co2" table:default-cell-style-name="ce16"/>
        <table:table-column table:style-name="co9" table:number-columns-repeated="1013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S. SELFIE Z PATRONEM</text:p>
          </table:table-cell>
          <table:covered-table-cell table:style-name="ce6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 table:number-columns-spanned="4" table:number-rows-spanned="1">
            <text:p>DATA WYKONANIA SELFIE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20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T. PATRONI OPIEKUNOWIE" table:style-name="ta1">
        <table:table-column table:style-name="co1" table:default-cell-style-name="ce16"/>
        <table:table-column table:style-name="co18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9" table:default-cell-style-name="ce16"/>
        <table:table-column table:style-name="co1" table:number-columns-repeated="3" table:default-cell-style-name="ce16"/>
        <table:table-column table:style-name="co9" table:number-columns-repeated="1014" table:default-cell-style-name="ce16"/>
        <table:table-row table:style-name="ro1">
          <table:table-cell table:style-name="ce6" office:value-type="string" calcext:value-type="string" table:number-columns-spanned="2" table:number-rows-spanned="1">
            <text:p>T. PATRONI OPIEKUNOWIE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5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OPIEKUNA</text:p>
            <text:p><text:span text:style-name="T1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ZAPROSZENIA PATRON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3"/>
          <table:covered-table-cell table:style-name="ce20"/>
          <table:table-cell table:style-name="ce40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. PATRONI ORĘDOWNICY" table:style-name="ta1">
        <table:table-column table:style-name="co1" table:default-cell-style-name="ce16"/>
        <table:table-column table:style-name="co4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5" table:default-cell-style-name="ce16"/>
        <table:table-column table:style-name="co43" table:default-cell-style-name="ce16"/>
        <table:table-column table:style-name="co9" table:number-columns-repeated="1013" table:default-cell-style-name="ce16"/>
        <table:table-row table:style-name="ro1">
          <table:table-cell table:style-name="ce6" office:value-type="string" calcext:value-type="string" table:number-columns-spanned="2" table:number-rows-spanned="1">
            <text:p>U. PATRONI ORĘDOWNICY</text:p>
          </table:table-cell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style-name="ce37"/>
          <table:covered-table-cell table:number-columns-repeated="3"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AZWA PATRONA ORĘDOWNIKA</text:p>
            <text:p><text:span text:style-name="T1">(JEDNEGO ZNANEGO Z IMIENIA LUB WIELU ANONIMOWYCH)</text:span></text:p>
          </table:table-cell>
          <table:table-cell table:style-name="ce20" office:value-type="string" calcext:value-type="string" table:number-columns-spanned="4" table:number-rows-spanned="1">
            <text:p>DATA ZAPROSZENIA PATRON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53" office:value-type="string" calcext:value-type="string">
            <text:p>MOJA</text:p>
            <text:p>MISJA</text:p>
            <text:p>WYSŁANNIKA</text:p>
          </table:table-cell>
          <table:table-cell table:style-name="ce33" office:value-type="string" calcext:value-type="string">
            <text:p>DRUGA</text:p>
            <text:p>OSOBA</text:p>
          </table:table-cell>
          <table:table-cell table:style-name="ce33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20"/>
          <table:table-cell table:style-name="ce40"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3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. PATRONOWE RĘKODZIEŁA" table:style-name="ta1">
        <table:table-column table:style-name="co1" table:default-cell-style-name="ce16"/>
        <table:table-column table:style-name="co15" table:default-cell-style-name="ce16"/>
        <table:table-column table:style-name="co4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44" table:default-cell-style-name="ce16"/>
        <table:table-column table:style-name="co35" table:default-cell-style-name="ce16"/>
        <table:table-column table:style-name="co2" table:default-cell-style-name="ce16"/>
        <table:table-column table:style-name="co9" table:number-columns-repeated="1013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W. PATRONOWE RĘKODZIEŁA</text:p>
          </table:table-cell>
          <table:covered-table-cell table:style-name="ce6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20" office:value-type="string" calcext:value-type="string" table:number-columns-spanned="4" table:number-rows-spanned="1">
            <text:p>DATA WYKONANIA RĘKODZIEŁ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20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Z. ZAKONY" table:style-name="ta1">
        <table:table-column table:style-name="co1" table:default-cell-style-name="ce16"/>
        <table:table-column table:style-name="co16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7" table:default-cell-style-name="ce16"/>
        <table:table-column table:style-name="co5" table:default-cell-style-name="ce16"/>
        <table:table-column table:style-name="co45" table:default-cell-style-name="ce16"/>
        <table:table-column table:style-name="co1" table:default-cell-style-name="ce16"/>
        <table:table-column table:style-name="co9" table:number-columns-repeated="1014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Z. ZAKONY</text:p>
          </table:table-cell>
          <table:covered-table-cell table:style-name="ce35"/>
          <table:covered-table-cell table:style-name="ce9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5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20"/>
          <table:table-cell table:style-name="ce2" office:value-type="string" calcext:value-type="string">
            <text:p>SIGLUM</text:p>
          </table:table-cell>
          <table:table-cell table:style-name="ce20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20"/>
          <table:covered-table-cell table:style-name="ce33"/>
          <table:covered-table-cell table:style-name="ce20"/>
          <table:table-cell table:style-name="ce33" office:value-type="string" calcext:value-type="string">
            <text:p>WIEDZA</text:p>
          </table:table-cell>
          <table:table-cell table:style-name="ce40"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5" table:number-rows-spanned="1"/>
          <table:covered-table-cell table:number-columns-repeated="2" table:style-name="ce8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4" table:number-rows-repeated="1048549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B. PATRONI IMION MOICH NAJBLIŻSZYCH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4" table:default-cell-style-name="ce16"/>
        <table:table-column table:style-name="co15" table:number-columns-repeated="4" table:default-cell-style-name="ce16"/>
        <table:table-column table:style-name="co9" table:number-columns-repeated="1011" table:default-cell-style-name="ce16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style-name="ce64"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20"/>
          <table:covered-table-cell table:style-name="ce2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5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C. APOSTOŁOWIE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4" table:default-cell-style-name="ce16"/>
        <table:table-column table:style-name="co15" table:number-columns-repeated="4" table:default-cell-style-name="ce16"/>
        <table:table-column table:style-name="co9" table:number-columns-repeated="1011" table:default-cell-style-name="ce16"/>
        <table:table-row table:style-name="ro1">
          <table:table-cell table:style-name="ce49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style-name="ce64"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2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7">
          <table:table-cell table:style-name="ce7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5">
          <table:table-cell table:number-columns-repeated="1023"/>
        </table:table-row>
        <table:table-row table:style-name="ro5" table:number-rows-repeated="16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default-cell-style-name="ce16"/>
        <table:table-column table:style-name="co46" table:default-cell-style-name="ce16"/>
        <table:table-column table:style-name="co15" table:number-columns-repeated="5" table:default-cell-style-name="ce16"/>
        <table:table-column table:style-name="co9" table:number-columns-repeated="1011" table:default-cell-style-name="ce16"/>
        <table:table-row table:style-name="ro1">
          <table:table-cell table:style-name="ce49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style-name="ce64"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ŚWIĘTO</text:p>
            <text:p/>
            <text:p>(B)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0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7" office:value-type="string" calcext:value-type="string" table:number-columns-spanned="4" table:number-rows-spanned="1">
            <text:p>II</text:p>
          </table:table-cell>
          <table:covered-table-cell table:number-columns-repeated="3" table:style-name="ce7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50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50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50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8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covered-table-cell table:style-name="ce96"/>
          <table:covered-table-cell table:number-columns-repeated="2" table:style-name="ce64"/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0" office:value-type="string" calcext:value-type="string" table:number-columns-spanned="7" table:number-rows-spanned="1">
            <text:p><text:s/>MATEUSZ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50" office:value-type="string" calcext:value-type="string" table:number-columns-spanned="7" table:number-rows-spanned="1">
            <text:p><text:s/>MAREK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50" office:value-type="string" calcext:value-type="string" table:number-columns-spanned="7" table:number-rows-spanned="1">
            <text:p><text:s/>ŁUKASZ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50" office:value-type="string" calcext:value-type="string" table:number-columns-spanned="7" table:number-rows-spanned="1">
            <text:p><text:s/>JAN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23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number-columns-repeated="2" table:style-name="ce8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50" office:value-type="string" calcext:value-type="string" table:number-columns-spanned="7" table:number-rows-spanned="1">
            <text:p><text:s/>ARCHANIOŁ MICHAŁ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50" office:value-type="string" calcext:value-type="string" table:number-columns-spanned="7" table:number-rows-spanned="1">
            <text:p><text:s/>ARCHANIOŁ GABRIEL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50" office:value-type="string" calcext:value-type="string" table:number-columns-spanned="7" table:number-rows-spanned="1">
            <text:p><text:s/>ARCHANIOŁ RAFAŁ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50" office:value-type="string" calcext:value-type="string" table:number-columns-spanned="7" table:number-rows-spanned="1">
            <text:p><text:s/>WSZYSCY ŚWIĘCI (ANIOŁOWIE)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50" office:value-type="string" calcext:value-type="string" table:number-columns-spanned="7" table:number-rows-spanned="1">
            <text:p><text:s/>ANIOŁOWIE STRÓŻOWIE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44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G. DOKTOROWIE KOŚCIOŁA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default-cell-style-name="ce16"/>
        <table:table-column table:style-name="co46" table:default-cell-style-name="ce16"/>
        <table:table-column table:style-name="co15" table:number-columns-repeated="5" table:default-cell-style-name="ce16"/>
        <table:table-column table:style-name="co9" table:number-columns-repeated="1011" table:default-cell-style-name="ce16"/>
        <table:table-row table:style-name="ro1">
          <table:table-cell table:style-name="ce49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0" office:value-type="string" calcext:value-type="string" table:number-columns-spanned="6" table:number-rows-spanned="1">
            <text:p><text:s/>AMBROŻY Z MEDIOLANU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50" office:value-type="string" calcext:value-type="string" table:number-columns-spanned="6" table:number-rows-spanned="1">
            <text:p><text:s/>HIERONIM ZE STRYDONU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50" office:value-type="string" calcext:value-type="string" table:number-columns-spanned="6" table:number-rows-spanned="1">
            <text:p><text:s/>AUGUSTYN Z HIPPONY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50" office:value-type="string" calcext:value-type="string" table:number-columns-spanned="6" table:number-rows-spanned="1">
            <text:p><text:s/>GRZEGORZ WIELK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50" office:value-type="string" calcext:value-type="string" table:number-columns-spanned="6" table:number-rows-spanned="1">
            <text:p><text:s/>TOMASZ Z AKWINU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7" calcext:value-type="float">
            <text:p>156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50" office:value-type="string" calcext:value-type="string" table:number-columns-spanned="6" table:number-rows-spanned="1">
            <text:p><text:s/>ATANAZY WIELK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50" office:value-type="string" calcext:value-type="string" table:number-columns-spanned="6" table:number-rows-spanned="1">
            <text:p><text:s/>BAZYLI WIELK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50" office:value-type="string" calcext:value-type="string" table:number-columns-spanned="6" table:number-rows-spanned="1">
            <text:p><text:s/>GRZEGORZ Z NAZJANZU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50" office:value-type="string" calcext:value-type="string" table:number-columns-spanned="6" table:number-rows-spanned="1">
            <text:p><text:s/>JAN CHRYZOSTOM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50" office:value-type="string" calcext:value-type="string" table:number-columns-spanned="6" table:number-rows-spanned="1">
            <text:p><text:s/>BONAWENTURA Z BAGNOREGIO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50" office:value-type="string" calcext:value-type="string" table:number-columns-spanned="6" table:number-rows-spanned="1">
            <text:p><text:s/>ANZELM Z CANTERBURY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0" calcext:value-type="float">
            <text:p>172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50" office:value-type="string" calcext:value-type="string" table:number-columns-spanned="6" table:number-rows-spanned="1">
            <text:p><text:s/>IZYDOR Z SEWILL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2" calcext:value-type="float">
            <text:p>172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50" office:value-type="string" calcext:value-type="string" table:number-columns-spanned="6" table:number-rows-spanned="1">
            <text:p><text:s/>PIOTR CHRYZOLOG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9" calcext:value-type="float">
            <text:p>172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50" office:value-type="string" calcext:value-type="string" table:number-columns-spanned="6" table:number-rows-spanned="1">
            <text:p><text:s/>LEON WIELK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54" calcext:value-type="float">
            <text:p>1754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50" office:value-type="string" calcext:value-type="string" table:number-columns-spanned="6" table:number-rows-spanned="1">
            <text:p><text:s/>PIOTR DAMIAN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28" calcext:value-type="float">
            <text:p>1828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50" office:value-type="string" calcext:value-type="string" table:number-columns-spanned="6" table:number-rows-spanned="1">
            <text:p><text:s/>BERNARD Z CLAIRVAUX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30" calcext:value-type="float">
            <text:p>183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50" office:value-type="string" calcext:value-type="string" table:number-columns-spanned="6" table:number-rows-spanned="1">
            <text:p><text:s/>HILARY Z POITIERS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51" calcext:value-type="float">
            <text:p>185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50" office:value-type="string" calcext:value-type="string" table:number-columns-spanned="6" table:number-rows-spanned="1">
            <text:p><text:s/>ALFONS LIGUOR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1" calcext:value-type="float">
            <text:p>187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50" office:value-type="string" calcext:value-type="string" table:number-columns-spanned="6" table:number-rows-spanned="1">
            <text:p><text:s/>FRANCISZEK SALEZY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7" calcext:value-type="float">
            <text:p>187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50" office:value-type="string" calcext:value-type="string" table:number-columns-spanned="6" table:number-rows-spanned="1">
            <text:p><text:s/>CYRYL JEROZOLIMSK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50" office:value-type="string" calcext:value-type="string" table:number-columns-spanned="6" table:number-rows-spanned="1">
            <text:p><text:s/>CYRYL Z ALEKSANDRI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50" office:value-type="string" calcext:value-type="string" table:number-columns-spanned="6" table:number-rows-spanned="1">
            <text:p><text:s/>JAN Z DAMASZKU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0" calcext:value-type="float">
            <text:p>189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50" office:value-type="string" calcext:value-type="string" table:number-columns-spanned="6" table:number-rows-spanned="1">
            <text:p><text:s/>BEDA CZCIGODNY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9" calcext:value-type="float">
            <text:p>189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50" office:value-type="string" calcext:value-type="string" table:number-columns-spanned="6" table:number-rows-spanned="1">
            <text:p><text:s/>EFREM SYRYJCZYK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0" calcext:value-type="float">
            <text:p>192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50" office:value-type="string" calcext:value-type="string" table:number-columns-spanned="6" table:number-rows-spanned="1">
            <text:p><text:s/>PIOTR KANIZJUSZ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5" calcext:value-type="float">
            <text:p>1925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50" office:value-type="string" calcext:value-type="string" table:number-columns-spanned="6" table:number-rows-spanned="1">
            <text:p><text:s/>JAN OD KRZYŻA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6" calcext:value-type="float">
            <text:p>1926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50" office:value-type="string" calcext:value-type="string" table:number-columns-spanned="6" table:number-rows-spanned="1">
            <text:p><text:s/>ALBERT WIELK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50" office:value-type="string" calcext:value-type="string" table:number-columns-spanned="6" table:number-rows-spanned="1">
            <text:p><text:s/>ROBERT BELLARMIN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50" office:value-type="string" calcext:value-type="string" table:number-columns-spanned="6" table:number-rows-spanned="1">
            <text:p><text:s/>ANTONI Z PADWY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46" calcext:value-type="float">
            <text:p>1946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50" office:value-type="string" calcext:value-type="string" table:number-columns-spanned="6" table:number-rows-spanned="1">
            <text:p><text:s/>WAWRZYNIEC Z BRINDIS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59" calcext:value-type="float">
            <text:p>1959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50" office:value-type="string" calcext:value-type="string" table:number-columns-spanned="6" table:number-rows-spanned="1">
            <text:p><text:s/>KATARZYNA ZE SIENY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50" office:value-type="string" calcext:value-type="string" table:number-columns-spanned="6" table:number-rows-spanned="1">
            <text:p><text:s/>TERESA Z ÁVIL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50" office:value-type="string" calcext:value-type="string" table:number-columns-spanned="6" table:number-rows-spanned="1">
            <text:p><text:s/>TERESA Z LISIEUX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97" calcext:value-type="float">
            <text:p>1997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50" office:value-type="string" calcext:value-type="string" table:number-columns-spanned="6" table:number-rows-spanned="1">
            <text:p><text:s/>HILDEGARDA Z BINGEN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50" office:value-type="string" calcext:value-type="string" table:number-columns-spanned="6" table:number-rows-spanned="1">
            <text:p><text:s/>JAN Z ÁVIL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50" office:value-type="string" calcext:value-type="string" table:number-columns-spanned="6" table:number-rows-spanned="1">
            <text:p><text:s/>GRZEGORZ Z NAREKU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5" calcext:value-type="float">
            <text:p>2015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50" office:value-type="string" calcext:value-type="string" table:number-columns-spanned="6" table:number-rows-spanned="1">
            <text:p><text:s/>IRENEUSZ Z LYONU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22" calcext:value-type="float">
            <text:p>2022</text:p>
          </table:table-cell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3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509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YH. PAPIEŻE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default-cell-style-name="ce16"/>
        <table:table-column table:style-name="co46" table:default-cell-style-name="ce16"/>
        <table:table-column table:style-name="co15" table:number-columns-repeated="5" table:default-cell-style-name="ce16"/>
        <table:table-column table:style-name="co9" table:number-columns-repeated="1011" table:default-cell-style-name="ce16"/>
        <table:table-row table:style-name="ro1">
          <table:table-cell table:style-name="ce49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0" office:value-type="string" calcext:value-type="string" table:number-columns-spanned="7" table:number-rows-spanned="1">
            <text:p><text:s/>PIOTR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50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50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50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50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50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50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50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50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50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50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50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50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50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50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50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50" office:value-type="string" calcext:value-type="string" table:number-columns-spanned="7" table:number-rows-spanned="1">
            <text:p><text:s/>URBAN 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50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50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50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50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50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50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50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50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50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50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50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50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50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50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50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50" office:value-type="string" calcext:value-type="string" table:number-columns-spanned="7" table:number-rows-spanned="1">
            <text:p><text:s/>SYLWESTER 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50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50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50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50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50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50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50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50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50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50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50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50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50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50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50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50" office:value-type="string" calcext:value-type="string" table:number-columns-spanned="7" table:number-rows-spanned="1">
            <text:p><text:s/>GELAZJUSZ 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50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50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50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50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50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50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50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50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50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50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50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50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50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50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50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50" office:value-type="string" calcext:value-type="string" table:number-columns-spanned="7" table:number-rows-spanned="1">
            <text:p><text:s/>GRZEGORZ II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50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50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50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50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50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50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50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50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50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50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50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50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50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50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50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49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6"/>
          <table:covered-table-cell table:style-name="ce35"/>
          <table:covered-table-cell table:style-name="ce96"/>
          <table:covered-table-cell table:style-name="ce21"/>
          <table:covered-table-cell table:style-name="ce96"/>
          <table:covered-table-cell table:style-name="ce21"/>
          <table:table-cell table:style-name="ce96" office:value-type="string" calcext:value-type="string" table:number-columns-spanned="2" table:number-rows-spanned="1">
            <text:p>WŁAŚCICIEL:</text:p>
          </table:table-cell>
          <table:covered-table-cell table:style-name="ce64" office:value-type="string" calcext:value-type="string">
            <text:p>pl.MyPatrons.org</text:p>
          </table:covered-table-cell>
          <table:table-cell table:style-name="ce64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64"/>
          <table:table-cell table:number-columns-repeated="1011"/>
        </table:table-row>
        <table:table-row table:style-name="ro1">
          <table:table-cell table:style-name="ce20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20"/>
          <table:covered-table-cell table:style-name="ce31"/>
          <table:table-cell table:style-name="ce31" office:value-type="string" calcext:value-type="string">
            <text:p><text:span text:style-name="T3">PATRON</text:span></text:p>
            <text:p><text:span text:style-name="T3">OPIEKUN</text:span></text:p>
            <text:p><text:span text:style-name="T3">(T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BROŃCA</text:span></text:p>
            <text:p><text:span text:style-name="T3">(A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ORĘDOWNIK</text:span></text:p>
            <text:p><text:span text:style-name="T3">(U)</text:span></text:p>
          </table:table-cell>
          <table:table-cell table:style-name="ce31" office:value-type="string" calcext:value-type="string">
            <text:p><text:span text:style-name="T3">PATRON</text:span></text:p>
            <text:p><text:span text:style-name="T3">PRZYJACIEL</text:span></text:p>
            <text:p><text:span text:style-name="T3">(P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50" office:value-type="string" calcext:value-type="string" table:number-columns-spanned="7" table:number-rows-spanned="1">
            <text:p><text:s/>CELESTYN V</text:p>
          </table:table-cell>
          <table:covered-table-cell table:style-name="ce50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50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50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50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50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50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50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50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50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50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50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3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137" table:number-columns-repeated="3"/>
          <table:table-cell table:number-columns-repeated="1011"/>
        </table:table-row>
        <table:table-row table:style-name="ro4" table:number-rows-repeated="1048455">
          <table:table-cell table:number-columns-repeated="1023"/>
        </table:table-row>
        <table:table-row table:style-name="ro5" table:number-rows-repeated="1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VA. MIEJSCA ŚWIECKIE" table:style-name="ta1">
        <table:table-column table:style-name="co1" table:default-cell-style-name="ce16"/>
        <table:table-column table:style-name="co15" table:default-cell-style-name="ce16"/>
        <table:table-column table:style-name="co42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44" table:default-cell-style-name="ce16"/>
        <table:table-column table:style-name="co35" table:default-cell-style-name="ce16"/>
        <table:table-column table:style-name="co2" table:default-cell-style-name="ce16"/>
        <table:table-column table:style-name="co9" table:number-columns-repeated="1013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VA. MIEJSCA ŚWIECKIE</text:p>
          </table:table-cell>
          <table:covered-table-cell table:style-name="ce6"/>
          <table:covered-table-cell table:style-name="ce35"/>
          <table:table-cell table:style-name="ce96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1"/>
          <table:table-cell table:style-name="ce37" office:value-type="string" calcext:value-type="string" table:number-columns-spanned="3" table:number-rows-spanned="1">
            <text:p>myPatrons.org</text:p>
          </table:table-cell>
          <table:covered-table-cell table:style-name="ce23"/>
          <table:covered-table-cell table:style-name="ce35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>
            <text:p>MIEJSCOWOŚĆ I NAZWA MIEJSCA ŚWIECKIEGO</text:p>
            <text:p><text:span text:style-name="T1">(Z PODKREŚLONĄ NAZWĄ POWIĄZANEGO PATRONA)</text:span></text:p>
          </table:table-cell>
          <table:table-cell table:style-name="ce20" office:value-type="string" calcext:value-type="string" table:number-columns-spanned="4" table:number-rows-spanned="1">
            <text:p>DATA ODWIEDZIN MIEJSC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20"/>
          <table:table-cell table:style-name="ce33" office:value-type="string" calcext:value-type="string">
            <text:p>MOD-</text:p>
            <text:p>LITWA</text:p>
          </table:table-cell>
          <table:table-cell table:style-name="ce40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4" table:number-columns-repeated="2"/>
          <table:table-cell table:style-name="ce159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B. DROGI KRZYŻOWE" table:style-name="ta1">
        <table:table-column table:style-name="co1" table:default-cell-style-name="ce16"/>
        <table:table-column table:style-name="co10" table:default-cell-style-name="ce16"/>
        <table:table-column table:style-name="co24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8" table:default-cell-style-name="ce16"/>
        <table:table-column table:style-name="co5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33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20" office:value-type="string" calcext:value-type="string" table:number-columns-spanned="4" table:number-rows-spanned="1">
            <text:p>DATA DROGI KRZYŻOWEJ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C. MSZE CHRZCIELNE" table:style-name="ta1">
        <table:table-column table:style-name="co1" table:default-cell-style-name="ce16"/>
        <table:table-column table:style-name="co10" table:default-cell-style-name="ce16"/>
        <table:table-column table:style-name="co47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1" table:default-cell-style-name="ce16"/>
        <table:table-column table:style-name="co38" table:number-columns-repeated="2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IMIONA OCHRZCZONEJ OSOBY</text:p>
            <text:p><text:span text:style-name="T1">(Z PODKREŚLENIEM WSPÓLNYCH IMION Z PATRONEM)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MSZY CHRZCIELNEJ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D. MSZE MAŁŻEŃSKIE" table:style-name="ta1">
        <table:table-column table:style-name="co1" table:default-cell-style-name="ce16"/>
        <table:table-column table:style-name="co10" table:default-cell-style-name="ce16"/>
        <table:table-column table:style-name="co48" table:default-cell-style-name="ce16"/>
        <table:table-column table:style-name="co49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1" table:default-cell-style-name="ce16"/>
        <table:table-column table:style-name="co38" table:number-columns-repeated="2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ROLA</text:p>
          </table:table-cell>
          <table:table-cell table:style-name="ce20" office:value-type="string" calcext:value-type="string">
            <text:p>IMIONA I NAZWISKA MAŁŻONKÓW</text:p>
            <text:p><text:span text:style-name="T1">(Z PODKREŚLENIEM WSPÓLNYCH IMION Z PATRONEM)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MSZY MAŁŻEŃSKIEJ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40"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3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3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. MSZE POGRZEBOWE" table:style-name="ta1">
        <table:table-column table:style-name="co1" table:default-cell-style-name="ce16"/>
        <table:table-column table:style-name="co10" table:default-cell-style-name="ce16"/>
        <table:table-column table:style-name="co47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1" table:default-cell-style-name="ce16"/>
        <table:table-column table:style-name="co38" table:number-columns-repeated="2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37"/>
          <table:covered-table-cell table:style-name="ce35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IMIONA I NAZWISKO ZMARŁEJ OSOBY</text:p>
            <text:p><text:span text:style-name="T1">(Z PODKREŚLENIEM WSPÓLNYCH IMION Z PATRONEM)</text:span></text:p>
          </table:table-cell>
          <table:table-cell table:style-name="ce20" office:value-type="string" calcext:value-type="string">
            <text:p>NUMER</text:p>
            <text:p>PATRONA</text:p>
          </table:table-cell>
          <table:table-cell table:style-name="ce20" office:value-type="string" calcext:value-type="string" table:number-columns-spanned="4" table:number-rows-spanned="1">
            <text:p>DATA MSZY POGRZEBOWEJ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-</text:p>
            <text:p>LITWA</text:p>
          </table:table-cell>
          <table:table-cell table:style-name="ce11" office:value-type="string" calcext:value-type="string">
            <text:p>POGRZEB</text:p>
            <text:p>☑ / ☒</text:p>
          </table:table-cell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F. LITANIE" table:style-name="ta1">
        <table:table-column table:style-name="co1" table:default-cell-style-name="ce16"/>
        <table:table-column table:style-name="co10" table:default-cell-style-name="ce16"/>
        <table:table-column table:style-name="co24" table:default-cell-style-name="ce16"/>
        <table:table-column table:style-name="co10" table:default-cell-style-name="ce16"/>
        <table:table-column table:style-name="co4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28" table:default-cell-style-name="ce16"/>
        <table:table-column table:style-name="co5" table:default-cell-style-name="ce16"/>
        <table:table-column table:style-name="co9" table:number-columns-repeated="1012" table:default-cell-style-name="ce16"/>
        <table:table-row table:style-name="ro1">
          <table:table-cell table:style-name="ce6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6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37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0" office:value-type="string" calcext:value-type="string">
            <text:p>NUMER</text:p>
            <text:p>MIEJSCA</text:p>
          </table:table-cell>
          <table:table-cell table:style-name="ce20" office:value-type="string" calcext:value-type="string">
            <text:p>NAZWA LITANII</text:p>
            <text:p><text:span text:style-name="T1">W NAWIASIE: MIEJSCOWOŚĆ I TYTUŁ KOŚCIOŁA</text:span></text:p>
          </table:table-cell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20" office:value-type="string" calcext:value-type="string" table:number-columns-spanned="4" table:number-rows-spanned="1">
            <text:p>DATA ODMÓWIENIA LITANII</text:p>
            <text:p><text:span text:style-name="T1">(DZ. TYG. | ROK | MIESIĄC | DZIEŃ)</text:span></text:p>
          </table:table-cell>
          <table:covered-table-cell table:number-columns-repeated="3" table:style-name="Default"/>
          <table:table-cell table:style-name="ce33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40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3" table:number-columns-spanned="2" table:number-rows-spanned="1"/>
          <table:covered-table-cell table:style-name="ce137"/>
          <table:table-cell table:number-columns-repeated="1012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G. SZKAPLERZE" table:style-name="ta1">
        <table:table-column table:style-name="co1" table:default-cell-style-name="ce16"/>
        <table:table-column table:style-name="co39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3" table:default-cell-style-name="ce16"/>
        <table:table-column table:style-name="co13" table:default-cell-style-name="ce16"/>
        <table:table-column table:style-name="co4" table:number-columns-repeated="2" table:default-cell-style-name="ce16"/>
        <table:table-column table:style-name="co15" table:default-cell-style-name="ce16"/>
        <table:table-column table:style-name="co50" table:default-cell-style-name="ce16"/>
        <table:table-column table:style-name="co10" table:default-cell-style-name="ce16"/>
        <table:table-column table:style-name="co9" table:number-columns-repeated="1009" table:default-cell-style-name="ce16"/>
        <table:table-row table:style-name="ro1">
          <table:table-cell table:style-name="ce6" office:value-type="string" calcext:value-type="string" table:number-columns-spanned="6" table:number-rows-spanned="1">
            <text:p>VG. SZKAPLERZE</text:p>
          </table:table-cell>
          <table:covered-table-cell table:style-name="ce6"/>
          <table:covered-table-cell table:number-columns-repeated="4" table:style-name="ce35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1"/>
          <table:table-cell table:style-name="ce37" office:value-type="string" calcext:value-type="string" table:number-columns-spanned="4" table:number-rows-spanned="1">
            <text:p>myPatrons.org</text:p>
          </table:table-cell>
          <table:covered-table-cell table:style-name="ce35"/>
          <table:covered-table-cell table:style-name="ce37"/>
          <table:covered-table-cell table:style-name="ce35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20" office:value-type="string" calcext:value-type="string" table:number-columns-spanned="4" table:number-rows-spanned="1">
            <text:p>DATA NAŁOŻENIA SZKAPLERZ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ATA WYKONANIA WYZWANIA</text:p>
            <text:p><text:span text:style-name="T1">(DZ. TYG. | ROK | MIESIĄC | DZIEŃ)</text:span></text:p>
          </table:table-cell>
          <table:covered-table-cell table:number-columns-repeated="3" table:style-name="ce20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20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ITWA</text:p>
            <text:p>SZKAPLE-</text:p>
            <text:p>RZA</text:p>
          </table:table-cell>
          <table:table-cell table:style-name="ce40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4" table:number-columns-repeated="2"/>
          <table:table-cell table:style-name="ce159"/>
          <table:table-cell table:style-name="ce164"/>
          <table:table-cell table:style-name="ce14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.00.0000</text:date>, <text:time style:data-style-name="N2" text:time-value="10:13:11.9748164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10-05T10:25:33.693925660</dc:date>
    <dc:creator>Andrzej Precz</dc:creator>
    <meta:editing-duration>P1DT5H36M1S</meta:editing-duration>
    <meta:editing-cycles>561</meta:editing-cycles>
    <meta:document-statistic meta:table-count="38" meta:cell-count="1591" meta:object-count="0"/>
  </office:meta>
</office:document-meta>
</file>